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63cm"/>
    </style:style>
    <style:style style:name="co2" style:family="table-column">
      <style:table-column-properties fo:break-before="auto" style:column-width="5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Sheet0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heet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Krzywa mocy wzorcowa[kW]</text:p>
          </table:table-cell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Średnia prędkość wiatru (1min) [m/s]</text:p>
          </table:table-cell>
          <table:table-cell table:style-name="ce1" office:value-type="string" calcext:value-type="string">
            <text:p>Krzywa mocy wzorcowa [kW]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float" office:value="2.5" calcext:value-type="float">
            <text:p>2,5</text:p>
          </table:table-cell>
          <table:table-cell table:style-name="ce1" office:value-type="float" office:value="1.14" calcext:value-type="float">
            <text:p>1,14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.37" calcext:value-type="float">
            <text:p>4,37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10.64" calcext:value-type="float">
            <text:p>10,64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8.87" calcext:value-type="float">
            <text:p>18,87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float" office:value="4.5" calcext:value-type="float">
            <text:p>4,5</text:p>
          </table:table-cell>
          <table:table-cell table:style-name="ce1" office:value-type="float" office:value="29.77" calcext:value-type="float">
            <text:p>29,77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40.39" calcext:value-type="float">
            <text:p>40,39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float" office:value="5.5" calcext:value-type="float">
            <text:p>5,5</text:p>
          </table:table-cell>
          <table:table-cell table:style-name="ce1" office:value-type="float" office:value="52.85" calcext:value-type="float">
            <text:p>52,85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69.36" calcext:value-type="float">
            <text:p>69,36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float" office:value="6.5" calcext:value-type="float">
            <text:p>6,5</text:p>
          </table:table-cell>
          <table:table-cell table:style-name="ce1" office:value-type="float" office:value="88.02" calcext:value-type="float">
            <text:p>88,02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12.19" calcext:value-type="float">
            <text:p>112,19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float" office:value="7.5" calcext:value-type="float">
            <text:p>7,5</text:p>
          </table:table-cell>
          <table:table-cell table:style-name="ce1" office:value-type="float" office:value="134.67" calcext:value-type="float">
            <text:p>134,67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65.38" calcext:value-type="float">
            <text:p>165,38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float" office:value="8.5" calcext:value-type="float">
            <text:p>8,5</text:p>
          </table:table-cell>
          <table:table-cell table:style-name="ce1" office:value-type="float" office:value="197.08" calcext:value-type="float">
            <text:p>197,08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36.89" calcext:value-type="float">
            <text:p>236,89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float" office:value="9.5" calcext:value-type="float">
            <text:p>9,5</text:p>
          </table:table-cell>
          <table:table-cell table:style-name="ce1" office:value-type="float" office:value="279.46" calcext:value-type="float">
            <text:p>279,46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28" calcext:value-type="float">
            <text:p>328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float" office:value="10.5" calcext:value-type="float">
            <text:p>10,5</text:p>
          </table:table-cell>
          <table:table-cell table:style-name="ce1" office:value-type="float" office:value="362.93" calcext:value-type="float">
            <text:p>362,93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96.64" calcext:value-type="float">
            <text:p>396,64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float" office:value="11.5" calcext:value-type="float">
            <text:p>11,5</text:p>
          </table:table-cell>
          <table:table-cell table:style-name="ce1" office:value-type="float" office:value="435.27" calcext:value-type="float">
            <text:p>435,27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65.15" calcext:value-type="float">
            <text:p>465,15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483.63" calcext:value-type="float">
            <text:p>483,63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495.95" calcext:value-type="float">
            <text:p>495,95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float" office:value="13.5" calcext:value-type="float">
            <text:p>13,5</text:p>
          </table:table-cell>
          <table:table-cell table:style-name="ce1" office:value-type="float" office:value="497.98" calcext:value-type="float">
            <text:p>497,98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float" office:value="14.5" calcext:value-type="float">
            <text:p>14,5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float" office:value="15.5" calcext:value-type="float">
            <text:p>15,5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float" office:value="16.5" calcext:value-type="float">
            <text:p>16,5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float" office:value="17.5" calcext:value-type="float">
            <text:p>17,5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float" office:value="18.5" calcext:value-type="float">
            <text:p>18,5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float" office:value="19.5" calcext:value-type="float">
            <text:p>19,5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float" office:value="20.5" calcext:value-type="float">
            <text:p>20,5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office:value-type="float" office:value="21.5" calcext:value-type="float">
            <text:p>21,5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office:value-type="float" office:value="22.5" calcext:value-type="float">
            <text:p>22,5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office:value-type="float" office:value="23.5" calcext:value-type="float">
            <text:p>23,5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float" office:value="24.5" calcext:value-type="float">
            <text:p>24,5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6"/>
        </table:table-row>
        <table:table-row table:style-name="ro1" table:number-rows-repeated="104852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7">00.00.0000</text:date>, <text:time style:data-style-name="N2" text:time-value="18:46:00.90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Sheet0" style:display-name="PageStyle_Sheet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3-12-27T18:49:10.466000000</dc:date>
    <meta:editing-duration>PT7M16S</meta:editing-duration>
    <meta:editing-cycles>4</meta:editing-cycles>
    <meta:generator>LibreOffice/6.4.7.2$Windows_X86_64 LibreOffice_project/639b8ac485750d5696d7590a72ef1b496725cfb5</meta:generator>
    <meta:document-statistic meta:table-count="1" meta:cell-count="103" meta:object-count="0"/>
  </office:meta>
</office:document-meta>
</file>